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Ultrafine_20_Dashed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Ultrafine_20_Dashed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header>
          <text:p text:style-name="P3">Ponuka riešenia</text:p>
        </text:list-header>
      </text:list>
      <text:p text:style-name="Standard"/>
      <text:p text:style-name="Standard"><text:tab/>Medzi základné požiadavky na systém, ktorým budú spolu komunikovať absolventi FIIT patrí <text:span text:style-name="T1">prehľadnosť, bezpečnosť, spoľahlivosť </text:span><text:span text:style-name="T2">a jednoduchá</text:span><text:span text:style-name="T1"> dostupnosť. </text:span><text:span text:style-name="T2">Našim cieľom je vytvoriť systém, ktorý tieto požiadavky splniť.</text:span></text:p>
      <text:p text:style-name="Standard"/>
      <text:p text:style-name="Standard"><text:tab/>Uvažovali sme nad dvomi možnými riešeniami postavenými na odlišných myšlienkach. Obe sa opierajú o technológiu klient-server. V zásade sa <text:s/>odlišovali v logike správy údajov a typu prístupu používateľa. </text:p>
      <text:p text:style-name="Standard"><text:tab/>Prvý návrh riešenia je vy tvorenie tenkého klienta na strane serveru a hrubého na strane používateľa. Hlavnou výhodou takéhoto prístupu je plnohodnotná funkčnosť i bez trvalého pripojenia k internetu. V prípade takéhoto riešenia je nutné na strane klienta implementovať do aplikácie celú aplikačnú logika a všetky požadovane funkcie. Následne vytvoriť možnosť porovnania a aktualizácie údajov s obsahom databázy na strane serveru. Takýto prístup má viacero nevýhod a medzi hlavné je možné zaradiť prípad aktualizácie databázového systému z bezpečnostných dôvodov na strane serveru. Nastane zmena v prihlasovacom protokole a aplikácia na strane klienta stratí časť funkčnosti. Jediným riešením je vytváranie potrebných aktualizácii pre <text:s text:c="2"/>klienta. Druhým riešením návrhu je možnosť webových technológií a využitie tenkého klienta na strane používateľa napr. webový prehliadač. K tomuto riešeniu sme sa priklonili. Celý vývoj takéhoto riešenia je možné zrealizovať pomocou volne dostupného softvéru a každý z nášho tímu má predchádzajúce skúsenosti s tvorbou web aplikácií. </text:p>
      <text:p text:style-name="Standard"/>
      <text:p text:style-name="Standard"/>
      <text:p text:style-name="Standard"/>
      <text:p text:style-name="Standard">Implementácia:</text:p>
      <text:p text:style-name="Standard"/>
      <text:p text:style-name="Standard"/>
      <text:p text:style-name="Standard">Rozhodli sme sa zvoliť trojvrstvovú architektúru založenú na Databázovej, Aplikačnej a Prezentačnej vrstve. Celá aplikácia bude pozostávať zo škálovateľných modulov, ktoré bude možné nahrádzať novšími a rozširovať prídavnými modulmi. <text:s/></text:p>
      <text:p text:style-name="Standard"/>
      <text:p text:style-name="Standard"/>
      <text:p text:style-name="Standard"/>
      <text:p text:style-name="Standard"><draw:frame text:anchor-type="paragraph" draw:z-index="4" draw:style-name="gr3" svg:width="2.329cm" svg:height="0.583cm" svg:x="6.629cm" svg:y="0.139cm"><draw:text-box><text:p>klient</text:p></draw:text-box></draw:frame><draw:rect text:anchor-type="paragraph" draw:z-index="2" draw:style-name="gr1" draw:text-style-name="P5" svg:width="2.964cm" svg:height="0.583cm" svg:x="2.369cm" svg:y="0.351cm"><text:p><text:span text:style-name="T7">Prezentačná</text:span></text:p></draw:rect><text:tab/></text:p>
      <text:p text:style-name="Standard"><draw:rect text:anchor-type="paragraph" draw:z-index="0" draw:style-name="gr1" draw:text-style-name="P5" svg:width="2.964cm" svg:height="0.583cm" svg:x="2.369cm" svg:y="0.446cm"><text:p text:style-name="P5">Aplikačná</text:p></draw:rect><draw:line text:anchor-type="paragraph" draw:z-index="3" draw:style-name="gr2" draw:text-style-name="P5" svg:x1="2.369cm" svg:y1="0.446cm" svg:x2="9.037cm" svg:y2="0.446cm"><text:p/></draw:line></text:p>
      <text:p text:style-name="Standard"><draw:frame text:anchor-type="paragraph" draw:z-index="5" draw:style-name="gr4" svg:width="2.117cm" svg:height="0.532cm" svg:x="6.576cm" svg:y="0.303cm"><draw:text-box><text:p>server</text:p></draw:text-box></draw:frame></text:p>
      <text:p text:style-name="Standard"><draw:rect text:anchor-type="paragraph" draw:z-index="1" draw:style-name="gr1" draw:text-style-name="P5" svg:width="2.964cm" svg:height="0.583cm" svg:x="2.369cm" svg:y="0.055cm"><text:p text:style-name="P5">Databázová</text:p></draw:rect></text:p>
      <text:p text:style-name="Standard"/>
      <text:p text:style-name="Standard"/>
      <text:p text:style-name="Standard"/>
      <text:p text:style-name="Standard"/>
      <text:p text:style-name="Standard"><text:span text:style-name="T3">Umiestnenie Aplikačnej vrstvy bude na strane serveru, a to implementujeme jazykom PHP, <text:s/>pretože časť požadovanej funkcionality bola dosiahnutá už minuloročným projektom tímu č. 15. </text:span><text:a xlink:type="simple" xlink:href="http://www2.dcs.elf.stuba.sk/TeamProject/2006/team15/public_html/"><text:span text:style-name="T3">http://www2.dcs.elf.stuba.sk/TeamProject/2006/team15/public_html/</text:span></text:a><text:a xlink:type="simple" xlink:href="http://www2.dcs.elf.stuba.sk/TeamProject/2006/team15/public_html/"><text:span text:style-name="T4">,</text:span></text:a></text:p>
      <text:p text:style-name="P2">na ktorý budeme nadväzovať a je vytvorený jazykom PHP. </text:p>
      <text:p text:style-name="Standard"/>
      <text:p text:style-name="Standard"/>
      <text:p text:style-name="Standard"/>
      <text:p text:style-name="Standard"/>
      <text:p text:style-name="Standard"><text:s text:c="2"/><text:tab/></text:p>
      <text:p text:style-name="Standard"/>
      <text:p text:style-name="Standard"><text:soft-page-break/>Implementácia:</text:p>
      <text:p text:style-name="Standard"/>
      <text:p text:style-name="Standard">Požadované funkcie <text:s/>zabezpečíme pomocou komunikácie samostatných modulov. Pre prístup k databáze budeme používať <text:span text:style-name="T1">DB vrstvu,</text:span> ktorá zabezpečí kompatibilitu v prípade potreby prechodu na iný typ databázového systému, čiastočne bezpečnosť. <text:s/>Táto vrstva bude pravdepodobne z repozitarov balička PEAR (MDB2, DB ...). Modul pre <text:span text:style-name="T1">Import/Export</text:span> bude zabezpečovať výber potrebných údajov o absolventoch z existujúceho informačného systému AIS a následne uloženie do databázy ALUMNI. Funkcia export tohto modulu zabezpečí v prípade potreby vytváranie záloh. Modul <text:span text:style-name="T1">Fórum</text:span> bude určený pre komunikáciu absolventov. <text:span text:style-name="T1">Štatistický</text:span> modul bude schopný vytvárať štatistiky podľa zvolených kritérií. <text:span text:style-name="T1">Výstupný</text:span> modul bude schopný prezentovať informácie o jednotlivých absolventoch verejnosti, podľa zvolených filtrovacích pravidiel. <text:span text:style-name="T6">Administračný</text:span><text:span text:style-name="T5"> modul bude slúžiť absolventom pre prípad doplnenia údajov pre zverejnenie, administrátorovi na prípadne odstraňovanie nežiaduceho obsahu fóra a doplňujúcich údajov absolventov. </text:span><text:span text:style-name="T6">Jadro systému</text:span><text:span text:style-name="T5"> zabezpečí komunikáciu medzi modulmi, bezpečnosť posielaných údajov. </text:span></text:p>
      <text:p text:style-name="Standard"/>
      <text:p text:style-name="Standard"/>
      <text:p text:style-name="Standard"/>
      <text:p text:style-name="P1"><draw:line text:anchor-type="paragraph" draw:z-index="24" draw:style-name="gr6" draw:text-style-name="P5" svg:x1="6.152cm" svg:y1="5.977cm" svg:x2="6.152cm" svg:y2="5.607cm"><text:p/></draw:line><draw:line text:anchor-type="paragraph" draw:z-index="23" draw:style-name="gr6" draw:text-style-name="P5" svg:x1="6.179cm" svg:y1="7.539cm" svg:x2="6.179cm" svg:y2="6.745cm"><text:p/></draw:line><draw:line text:anchor-type="paragraph" draw:z-index="22" draw:style-name="gr6" draw:text-style-name="P5" svg:x1="7.793cm" svg:y1="5.158cm" svg:x2="8.772cm" svg:y2="6.428cm"><text:p/></draw:line><draw:line text:anchor-type="paragraph" draw:z-index="21" draw:style-name="gr6" draw:text-style-name="P5" svg:x1="7.793cm" svg:y1="5.158cm" svg:x2="8.746cm" svg:y2="5.317cm"><text:p/></draw:line><draw:line text:anchor-type="paragraph" draw:z-index="20" draw:style-name="gr6" draw:text-style-name="P5" svg:x1="7.793cm" svg:y1="5.158cm" svg:x2="8.772cm" svg:y2="4.417cm"><text:p/></draw:line><draw:line text:anchor-type="paragraph" draw:z-index="19" draw:style-name="gr6" draw:text-style-name="P5" svg:x1="7.793cm" svg:y1="5.158cm" svg:x2="8.798cm" svg:y2="3.697cm"><text:p/></draw:line><draw:line text:anchor-type="paragraph" draw:z-index="18" draw:style-name="gr6" draw:text-style-name="P5" svg:x1="5.544cm" svg:y1="4.787cm" svg:x2="5.544cm" svg:y2="3.713cm"><text:p/></draw:line><draw:line text:anchor-type="paragraph" draw:z-index="17" draw:style-name="gr6" draw:text-style-name="P5" svg:x1="4.538cm" svg:y1="4.787cm" svg:x2="4.062cm" svg:y2="3.702cm"><text:p/></draw:line><draw:rect text:anchor-type="paragraph" draw:z-index="16" draw:style-name="gr5" draw:text-style-name="P5" svg:width="3.52cm" svg:height="0.662cm" svg:x="8.772cm" svg:y="6.115cm"><text:p text:style-name="P5">Výstupný</text:p></draw:rect><draw:rect text:anchor-type="paragraph" draw:z-index="15" draw:style-name="gr5" draw:text-style-name="P5" svg:width="3.52cm" svg:height="0.662cm" svg:x="8.745cm" svg:y="5.084cm"><text:p text:style-name="P5">Štatistický</text:p></draw:rect><draw:rect text:anchor-type="paragraph" draw:z-index="14" draw:style-name="gr5" draw:text-style-name="P5" svg:width="3.52cm" svg:height="0.662cm" svg:x="8.772cm" svg:y="4.078cm"><text:p text:style-name="P5">Komunikačný</text:p></draw:rect><draw:rect text:anchor-type="paragraph" draw:z-index="13" draw:style-name="gr5" draw:text-style-name="P5" svg:width="3.52cm" svg:height="0.662cm" svg:x="8.798cm" svg:y="3.036cm"><text:p text:style-name="P5">Fórum</text:p></draw:rect><draw:rect text:anchor-type="paragraph" draw:z-index="12" draw:style-name="gr5" draw:text-style-name="P5" svg:width="3.52cm" svg:height="0.662cm" svg:x="4.882cm" svg:y="3.052cm"><text:p text:style-name="P5">Import/Export</text:p></draw:rect><draw:rect text:anchor-type="paragraph" draw:z-index="11" draw:style-name="gr5" draw:text-style-name="P6" svg:width="3.52cm" svg:height="0.662cm" svg:x="0.94cm" svg:y="3.041cm"><text:p><text:span text:style-name="T8">Administrácií</text:span></text:p></draw:rect><draw:rect text:anchor-type="paragraph" draw:z-index="10" draw:style-name="gr5" draw:text-style-name="P5" svg:width="3.414cm" svg:height="0.821cm" svg:x="4.38cm" svg:y="4.787cm"><text:p text:style-name="P5">Jadro systému</text:p></draw:rect><draw:rect text:anchor-type="paragraph" draw:z-index="9" draw:style-name="gr5" draw:text-style-name="P5" svg:width="3.387cm" svg:height="0.768cm" svg:x="4.38cm" svg:y="5.978cm"><text:p text:style-name="P5">DB vrstva</text:p></draw:rect><draw:ellipse text:anchor-type="paragraph" draw:z-index="8" draw:style-name="gr5" draw:text-style-name="P5" svg:width="1.297cm" svg:height="0.609cm" svg:x="5.517cm" svg:y="7.539cm"><text:p text:style-name="P5">DB</text:p></draw:ellipse><draw:ellipse text:anchor-type="paragraph" draw:z-index="7" draw:style-name="gr2" draw:text-style-name="P5" svg:width="1.297cm" svg:height="0.609cm" svg:x="5.517cm" svg:y="7.751cm"><text:p/></draw:ellipse><draw:ellipse text:anchor-type="paragraph" draw:z-index="6" draw:style-name="gr2" draw:text-style-name="P5" svg:width="1.297cm" svg:height="0.609cm" svg:x="5.517cm" svg:y="8.015cm"><text:p/></draw:ellipse>Spolupráca modulov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bos B</meta:initial-creator>
    <meta:creation-date>2007-09-28T20:00:45</meta:creation-date>
    <dc:creator>Lubos B</dc:creator>
    <dc:date>2007-09-29T13:58:42</dc:date>
    <meta:editing-cycles>68</meta:editing-cycles>
    <meta:editing-duration>PT6H4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413" meta:character-count="3175"/>
  </office:meta>
</office:document-meta>
</file>